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8000" style:font-name="Courier New" fo:font-size="14pt" style:font-name-asian="Consolas" style:font-size-asian="14pt" style:font-name-complex="Consolas" style:font-size-complex="14pt"/>
    </style:style>
    <style:style style:name="P2" style:family="paragraph" style:parent-style-name="Standard">
      <style:text-properties fo:color="#000080" style:font-name="Courier New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80" style:font-name="Courier New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text-autospace="none"/>
      <style:text-properties fo:color="#008000" style:font-name="Courier New" fo:font-size="14pt" style:font-name-asian="Consolas" style:font-size-asian="14pt" style:font-name-complex="Consolas" style:font-size-complex="14pt"/>
    </style:style>
    <style:style style:name="P8" style:family="paragraph" style:parent-style-name="Standard">
      <style:text-properties fo:color="#000080" style:font-name="Courier New" fo:font-size="9.5pt" style:font-name-asian="Consolas" style:font-size-asian="9.5pt" style:font-name-complex="Consolas" style:font-size-complex="9.5pt"/>
    </style:style>
    <style:style style:name="T1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ehle</text:p>
      <text:p text:style-name="P3"/>
      <text:p text:style-name="P3">int GetEigeneFigurenAnzahl();</text:p>
      <text:p text:style-name="P5"><text:s text:c="12"/>Gibt die Anzahl der eigenen Figuren auf dem Feld aus, auch Figuren im <text:tab/><text:tab/>Save-Bereich</text:p>
      <text:p text:style-name="P5"><text:s text:c="13"/></text:p>
      <text:p text:style-name="P5"/>
      <text:p text:style-name="P3">int GetEigeneFrei();</text:p>
      <text:p text:style-name="P5"><text:s text:c="12"/>Gibt aus, wieviele Figuren noch im Haus sind, sich also noch nicht auf <text:tab/><text:tab/>dem Spielfeld befinden</text:p>
      <text:p text:style-name="P5"><text:s text:c="6"/></text:p>
      <text:p text:style-name="P5"/>
      <text:p text:style-name="P3">int GetEigenePosition(int ID);</text:p>
      <text:p text:style-name="P5"><text:s text:c="13"/>Gibt die Position einer eigenen Figur ID, auf dem Spielfeld zurück</text:p>
      <text:p text:style-name="P5"/>
      <text:p text:style-name="P5"/>
      <text:p text:style-name="P3">int GetEigeneSave();</text:p>
      <text:p text:style-name="P5"><text:s text:c="13"/>Gibt an, wieviele der Eigenen Figuren sich bereits im Save-Bereich <text:tab/><text:tab/><text:tab/>befinden</text:p>
      <text:p text:style-name="P5"><text:s text:c="13"/></text:p>
      <text:p text:style-name="P5"/>
      <text:p text:style-name="P3">int GetFarbe();</text:p>
      <text:p text:style-name="P5"><text:s text:c="13"/>Gibt die Eigene Spieler-ID bzw. die Spielfarbe zurück</text:p>
      <text:p text:style-name="P5"/>
      <text:p text:style-name="P5"/>
      <text:p text:style-name="P3">Bool BewegungMoeglich(int ID, int Wurf);</text:p>
      <text:p text:style-name="P5"><text:s text:c="13"/>Gibt zurück, ob sich eine eigene Figur ID bewegen kann. ACHTUNG: <text:tab/><text:tab/><text:tab/>beinhaltet auch das setzten aus dem Haus aufs Feld</text:p>
      <text:p text:style-name="P5"><text:s text:c="7"/></text:p>
      <text:p text:style-name="P5"/>
      <text:p text:style-name="P3">Bool BewegungEinerMoeglich(int Wurf);</text:p>
      <text:p text:style-name="P5"><text:s text:c="12"/>Gibt zurück, ob sich eine der eigenen Figuren bewegen kann</text:p>
      <text:p text:style-name="P5"/>
      <text:p text:style-name="P5"/>
      <text:p text:style-name="P3">Bool GetOnField(int ID);</text:p>
      <text:p text:style-name="P5"><text:s text:c="12"/>Gibt zurück, ob sich eine eigene Figur ID auf dem Feld befindet</text:p>
      <text:p text:style-name="P5"><text:s text:c="13"/></text:p>
      <text:p text:style-name="P5"/>
      <text:p text:style-name="P3">int Spielfeld[44]</text:p>
      <text:p text:style-name="P5"><text:s text:c="13"/><text:span text:style-name="T1">NICHT SCHREIBEN</text:span> - stellt das eigene Spielfeld dar, von 0 - eigener <text:tab/><text:tab/><text:tab/>Start, bis 40,41,42,43... Save-Bereiche</text:p>
      <text:p text:style-name="P5"><text:s text:c="13"/></text:p>
      <text:p text:style-name="P5"/>
      <text:p text:style-name="P3">int EigenePosition[4]</text:p>
      <text:p text:style-name="P5"><text:s text:c="13"/><text:span text:style-name="T1">NICHT BENUTZEN</text:span> - wird intern verarbeitet, zugriff über int <text:tab/><text:tab/><text:tab/><text:tab/>GetEigenePosition(int ID)</text:p>
      <text:p text:style-name="P5"/>
      <text:p text:style-name="P5"/>
      <text:p text:style-name="P3">int Aufruf(int Wuerfel)</text:p>
      <text:p text:style-name="P5"><text:s text:c="11"/><text:tab/> <text:span text:style-name="T1">NICH BENUTZEN</text:span> - ist der Aufruf der KI</text:p>
      <text:p text:style-name="P5"><text:s text:c="12"/></text:p>
      <text:p text:style-name="P5"/>
      <text:p text:style-name="P3">EntferneFigur(int ID)</text:p>
      <text:p text:style-name="P5"><text:s text:c="13"/><text:span text:style-name="T1">NICHT BENUTZEN</text:span> - wird zum entfernen einer Figur vom Spielfeld genutzt</text:p>
      <text:p text:style-name="P5"><text:s text:c="13"/></text:p>
      <text:p text:style-name="P5"/>
      <text:p text:style-name="P3">SetFarbe(int ID)</text:p>
      <text:p text:style-name="P5"><text:s text:c="13"/><text:span text:style-name="T1">NICHT BENUTZEN</text:span> - wird intern zur festlegung der Spielerfarbe/ID genutzt</text:p>
      <text:p text:style-name="P5"/>
      <text:p text:style-name="P5"/>
      <text:p text:style-name="P3">SystemMessage(string Text);</text:p>
      <text:p text:style-name="P5"><text:tab/><text:tab/>Gibt eine Meldung in der eigenen Spielerfarbe im Meldungsfenster aus</text:p>
      <text:p text:style-name="P5"/>
      <text:p text:style-name="P5"/>
      <text:p text:style-name="P3">SystemMessageF(string Text);</text:p>
      <text:p text:style-name="P5"><text:tab/><text:tab/>Gibt eine Meldung in rosa im Meldungsfenster aus</text:p>
      <text:p text:style-name="P4"/>
      <text:p text:style-name="P2"><text:soft-page-break/>Saved[ID,i]</text:p>
      <text:p text:style-name="P4"><text:tab/><text:tab/><text:span text:style-name="T1">NICHT SCHREIBEN</text:span> Gibt an, ob ein Spieler ID (0...3) eine Figur auf seinem <text:tab/><text:tab/>Spielfeld[40+i] (0..3) stehen hat.</text:p>
      <text:p text:style-name="P4"/>
      <text:p text:style-name="P4"/>
      <text:p text:style-name="P2">Name</text:p>
      <text:p text:style-name="P4"><text:tab/><text:tab/>Legt den Spielernamen fest. Bsp.: Name="abc";</text:p>
      <text:p text:style-name="P4"/>
      <text:p text:style-name="P4"/>
      <text:p text:style-name="P1">Statistik</text:p>
      <text:p text:style-name="P4"/>
      <text:p text:style-name="P2">SpieleGewonnen[ID]</text:p>
      <text:p text:style-name="P4"><text:tab/><text:tab/>Gibt die gewonnenen Spiele der Spieler zurück</text:p>
      <text:p text:style-name="P4"/>
      <text:p text:style-name="P4"/>
      <text:p text:style-name="P2">InSave[ID]</text:p>
      <text:p text:style-name="P4"><text:tab/><text:tab/>Gibt zurück, wieviele Figuren die Spieler in den Save-Bereich geführt <text:tab/><text:tab/>haben</text:p>
      <text:p text:style-name="P4"/>
      <text:p text:style-name="P4"/>
      <text:p text:style-name="P2">FigurenBesiegt[ID]</text:p>
      <text:p text:style-name="P4"><text:tab/><text:tab/>Gibt die Anzahl der geworfenen Figuren zurück</text:p>
      <text:p text:style-name="P4"/>
      <text:p text:style-name="P4"/>
      <text:p text:style-name="P2">FigurenVerloren[ID]</text:p>
      <text:p text:style-name="P4"><text:tab/><text:tab/>Gibt die Anzahl gefallener Figuren zurück</text:p>
      <text:p text:style-name="P4"/>
      <text:p text:style-name="P4"/>
      <text:p text:style-name="P2">Fehler[ID]</text:p>
      <text:p text:style-name="P4"><text:tab/><text:tab/>Gibt die Ausgelösten Fehler zurü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45S</meta:editing-duration>
    <meta:editing-cycles>26</meta:editing-cycles>
    <meta:generator>LibreOffice/3.5$Windows_x86 LibreOffice_project/165a79a-7059095-e13bb37-fef39a4-9503d18</meta:generator>
    <dc:date>2012-09-14T13:53:07.91</dc:date>
    <meta:document-statistic meta:table-count="0" meta:image-count="0" meta:object-count="0" meta:page-count="2" meta:paragraph-count="54" meta:word-count="281" meta:character-count="2248" meta:non-whitespace-character-count="1719"/>
    <meta:user-defined meta:name="Info 1"/>
    <meta:user-defined meta:name="Info 2"/>
    <meta:user-defined meta:name="Info 3"/>
    <meta:user-defined meta:name="Info 4"/>
  </office:meta>
</office:document-meta>
</file>